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VIRGEN DEL CISNE S.A.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8112498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243481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MACHE PACCO MONIC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1317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4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3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EL CISNE</text:p>
          </table:table-cell>
          <table:table-cell table:style-name="Tabla3.A2" office:value-type="string">
            <text:p text:style-name="P21">PATO PEKIN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TERRESTRE S/10.00 X CAJA /TRU - LIM)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16:19:01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